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TopicExpressionConverter.createActiveMQTopicFromQNam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opicExpressionConverter.toActiveMQTopic( List &lt; TopicExpressionType &gt; topic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sTopicExpressionConverter.toTopicExpression( Topic top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opicExpressionConverter.createActiveMQTopicFromContent( Object content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TopicExpressionConverter.toActiveMQTopic( TopicExpressionType topi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sTopicExpressionConverter.toTopicExpress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TopicExpressionConverter.toTopicExpression( ActiveMQTopic top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